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 101 <text:tab/><text:tab/><text:tab/><text:tab/><text:tab/><text:tab/><text:tab/><text:tab/><text:tab/><text:tab/><text:tab/>2010-09-21</text:p>
      <text:p text:style-name="Standard">Professional Engineers and Information Systems Professionals</text:p>
      <text:p text:style-name="Standard"/>
      <text:p text:style-name="Standard">Software Engineering is “The application of a systematic, disciplined, quantifiable approach to the development, operation and maintenance of software; that is, te application of engineering to software.” <text:s/>-2004 SWEBOK Guide</text:p>
      <text:p text:style-name="Standard"/>
      <text:p text:style-name="Standard">It's not just programming.</text:p>
      <text:p text:style-name="Standard"/>
      <text:p text:style-name="Standard"/>
      <text:p text:style-name="Standard">What is engineering?</text:p>
      <text:list xml:id="list1088367334" text:style-name="L1">
        <text:list-item>
          <text:p text:style-name="P1">The application of knowledge to solving problems</text:p>
        </text:list-item>
        <text:list-item>
          <text:p text:style-name="P1">BASc = Bachelor of Applied Science</text:p>
        </text:list-item>
        <text:list-item>
          <text:p text:style-name="P1">BSE</text:p>
        </text:list-item>
      </text:list>
      <text:p text:style-name="Standard"/>
      <text:p text:style-name="Standard">“Engineering is the profession in which a knowledge of the mathematical and natural sciecnces gained by study, experience, and pratice is applied with judgement to develop ways to utilize, econmically, the materials and forces of nature for the benefit of humankind.” -ABET</text:p>
      <text:p text:style-name="Standard"/>
      <text:p text:style-name="Standard">“Engineers synthesize what is known and available to produce new solutions.” -Design for ECE</text:p>
      <text:p text:style-name="Standard"/>
      <text:p text:style-name="Standard"/>
      <text:p text:style-name="Standard">What is a profession?</text:p>
      <text:p text:style-name="Standard">“A profession is a self-selected, self-disicplined group of individuals who hold themselves out to the public as possessing a special skill derived from training and education and who are prepared to exercise that skill in the interest of others” - S.C. Florman</text:p>
      <text:p text:style-name="Standard"/>
      <text:p text:style-name="Standard">Is engineering a profession? Yes. Others are medicine, law and accounting</text:p>
      <text:p text:style-name="Standard"/>
      <text:p text:style-name="Standard"/>
      <text:p text:style-name="Standard">Regulation?</text:p>
      <text:p text:style-name="Standard">Engineering in Canada is regulated province by province. Prior to 1907, engineering in Canada was unregulated. The motivation was the Quebec Bridge Tragedy (1907) – spans the St. Lawrence river west of Quebec City – at the time it was the longest cantilever bridge span in the world. The initial dead-load estimates were not recalculated and were too low.</text:p>
      <text:p text:style-name="Standard"/>
      <text:p text:style-name="Standard"/>
      <text:p text:style-name="Standard">Software Failure</text:p>
      <text:p text:style-name="Standard">Therac-25: A computer-controlled radiation machine built by AECL.</text:p>
      <text:list xml:id="list2102962680" text:style-name="L2">
        <text:list-item>
          <text:p text:style-name="P2">malfunctioned and massively overdosed 6 patients of which 3 died</text:p>
        </text:list-item>
      </text:list>
      <text:p text:style-name="Standard"/>
      <text:p text:style-name="Standard">The main point of this is the purpose of regulation is to protect the public.</text:p>
      <text:p text:style-name="Standard"/>
      <text:p text:style-name="Standard"/>
      <text:p text:style-name="Standard">Structure:</text:p>
      <text:list xml:id="list687448116" text:style-name="L3">
        <text:list-item>
          <text:p text:style-name="P3">each province has passed an act establishin an Association to regulate engineering</text:p>
        </text:list-item>
        <text:list-item>
          <text:p text:style-name="P3">Ontario's assosciation is the Professional Engineers Ontario</text:p>
        </text:list-item>
        <text:list-item>
          <text:p text:style-name="P3">licenses engineers and monitors standards of professional practice and discipline practitioners</text:p>
        </text:list-item>
        <text:list-item>
          <text:p text:style-name="P3"><text:soft-page-break/>Engineers Canada is a voluntary organization of the Associations</text:p>
        </text:list-item>
        <text:list-item>
          <text:p text:style-name="P3">Its purpose is to promote uniformity across the country</text:p>
        </text:list-item>
        <text:list-item>
          <text:p text:style-name="P3">the CEAB (Canadian Engineering Accrediation Board) accredites undergrad engineering programs</text:p>
        </text:list-item>
        <text:list-item>
          <text:p text:style-name="P3">the Associations develop regulation, by-laws and code of ethics</text:p>
          <text:list>
            <text:list-item>
              <text:p text:style-name="P3">regulations: the detailed rules of the profession such as licensing requirements</text:p>
            </text:list-item>
            <text:list-item>
              <text:p text:style-name="P3">by-laws: rules for running the association such as how the board of directors is elected</text:p>
            </text:list-item>
            <text:list-item>
              <text:p text:style-name="P3">code of ethics: rules of personal conduct to guide individual engineers</text:p>
            </text:list-item>
            <text:list-item>
              <text:p text:style-name="P3">you must be licenses to practice engineering in canada</text:p>
            </text:list-item>
          </text:list>
        </text:list-item>
      </text:list>
      <text:list xml:id="list533399879" text:style-name="L4">
        <text:list-item>
          <text:p text:style-name="P4">Engineering means “any act of planning, designing, composing, evaluating, advising, reporting, directly or supervising, or managing any of the foregoing, that requires the application of engineering principles and also that concerns the safeguarding of lif,e health, property, econmic interests, the public welfare or the environment”</text:p>
        </text:list-item>
      </text:list>
      <text:p text:style-name="Standard"/>
      <text:p text:style-name="Standard">Requirements for licensing:</text:p>
      <text:list xml:id="list1167801776" text:style-name="L5">
        <text:list-item>
          <text:p text:style-name="P5">Canadian citizen or permanent resident</text:p>
        </text:list-item>
        <text:list-item>
          <text:p text:style-name="P5">Age of majority</text:p>
        </text:list-item>
        <text:list-item>
          <text:p text:style-name="P5">Meet academic requirements</text:p>
          <text:p text:style-name="P5">- graduate from an accreditated program</text:p>
          <text:p text:style-name="P5">- or take up to 20 3-hour technical exams</text:p>
        </text:list-item>
        <text:list-item>
          <text:p text:style-name="P5"><text:s/>Pass the professional practice exame (PPE)</text:p>
          <text:p text:style-name="P5">- ethics, profesional practice, law</text:p>
        </text:list-item>
        <text:list-item>
          <text:p text:style-name="P5">Meet experience requirements</text:p>
          <text:p text:style-name="P5">- 4 years</text:p>
          <text:p text:style-name="P5">- minimum 1 year in Canada under a P.Eng</text:p>
          <text:p text:style-name="P5">- can count up to 1 year of co-op after 2B</text:p>
        </text:list-item>
        <text:list-item>
          <text:p text:style-name="P5">character references</text:p>
          <text:p text:style-name="P5"/>
        </text:list-item>
      </text:list>
      <text:p text:style-name="Standard">Student membership: <text:a xlink:type="simple" xlink:href="http://www.engineeringstudents.peo.on.ca/">www.engineeringstudents.peo.on.ca</text:a></text:p>
      <text:p text:style-name="Standard"/>
      <text:p text:style-name="Standard"/>
      <text:p text:style-name="Standard">Information System Professionals (ISP)</text:p>
      <text:p text:style-name="Standard">- certification offered by the Canadian Information Processing Society (CI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dy Maguire</meta:initial-creator>
    <meta:creation-date>2010-09-21T11:32:19</meta:creation-date>
    <meta:generator>OpenOffice.org/3.2$Unix OpenOffice.org_project/320m19$Build-9505</meta:generator>
    <dc:date>2010-11-30T10:29:55</dc:date>
    <dc:creator>Sandy Maguire</dc:creator>
    <meta:editing-duration>PT01H23M41S</meta:editing-duration>
    <meta:editing-cycles>39</meta:editing-cycles>
    <meta:document-statistic meta:table-count="0" meta:image-count="0" meta:object-count="0" meta:page-count="2" meta:paragraph-count="48" meta:word-count="539" meta:character-count="3498"/>
  </office:meta>
</office:document-meta>
</file>